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13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Calibri1" fo:language="en" fo:country="US" style:font-name-asian="Calibri1" style:language-asian="en" style:country-asian="US" style:font-name-complex="Calibri1" style:font-size-complex="6.25pt" style:language-complex="en" style:country-complex="US"/>
    </style:style>
    <style:style style:name="ce5" style:family="table-cell" style:parent-style-name="Default">
      <style:table-cell-properties fo:padding="0.028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it-Ach" table:style-name="ta1" table:print="false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Site.Acrony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thic.Tech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.masl</text:p>
          </table:table-cell>
          <table:table-cell office:value-type="string" calcext:value-type="string">
            <text:p>Ages</text:p>
          </table:table-cell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36036" calcext:value-type="float">
            <text:p>41.136</text:p>
          </table:table-cell>
          <table:table-cell table:style-name="ce7" office:value-type="float" office:value="1.169882" calcext:value-type="float">
            <text:p>1.1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~1</text:p>
          </table:table-cell>
        </table:table-row>
        <table:table-row table:style-name="ro1">
          <table:table-cell office:value-type="string" calcext:value-type="string">
            <text:p>Ubeidiya</text:p>
          </table:table-cell>
          <table:table-cell office:value-type="string" calcext:value-type="string">
            <text:p>UBD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32.6897173386607" calcext:value-type="float">
            <text:p>32.690</text:p>
          </table:table-cell>
          <table:table-cell table:style-name="ce7" office:value-type="float" office:value="35.5565180989184" calcext:value-type="float">
            <text:p>35.55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Gesher Benot Ya‘aqov</text:p>
          </table:table-cell>
          <table:table-cell office:value-type="string" calcext:value-type="string">
            <text:p>GB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33.007444" calcext:value-type="float">
            <text:p>33.007</text:p>
          </table:table-cell>
          <table:table-cell table:style-name="ce7" office:value-type="float" office:value="35.629507" calcext:value-type="float">
            <text:p>35.6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Notarchirico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9688359541963" calcext:value-type="float">
            <text:p>40.969</text:p>
          </table:table-cell>
          <table:table-cell table:style-name="ce7" office:value-type="float" office:value="15.8884236711362" calcext:value-type="float">
            <text:p>15.88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La Noir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Ach</text:p>
          </table:table-cell>
          <table:table-cell table:style-name="ce7" office:value-type="float" office:value="47.1940589409846" calcext:value-type="float">
            <text:p>47.194</text:p>
          </table:table-cell>
          <table:table-cell table:style-name="ce7" office:value-type="float" office:value="2.03417509546166" calcext:value-type="float">
            <text:p>2.0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5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ch-IP" table:style-name="ta1" table:print="false">
        <table:table-column table:style-name="co1" table:number-columns-repeated="1024" table:default-cell-style-name="Default"/>
        <table:table-row table:style-name="ro1">
          <table:table-cell table:style-name="ce8" office:value-type="string" calcext:value-type="string">
            <text:p>Site</text:p>
          </table:table-cell>
          <table:table-cell table:style-name="ce8" office:value-type="string" calcext:value-type="string">
            <text:p>Site.Acronym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Lithic.Tech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Altitude.masl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36036" calcext:value-type="float">
            <text:p>41.136</text:p>
          </table:table-cell>
          <table:table-cell table:style-name="ce7" office:value-type="float" office:value="1.169882" calcext:value-type="float">
            <text:p>1.17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va Negra del Estrecho del Río Quípar</text:p>
          </table:table-cell>
          <table:table-cell office:value-type="string" calcext:value-type="string">
            <text:p>CNERQ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table:style-name="ce7" office:value-type="float" office:value="38.036763" calcext:value-type="float">
            <text:p>38.037</text:p>
          </table:table-cell>
          <table:table-cell table:style-name="ce7" office:value-type="float" office:value="-1.885024" calcext:value-type="float">
            <text:p>-1.885</text:p>
          </table:table-cell>
          <table:table-cell office:value-type="float" office:value="740" calcext:value-type="float">
            <text:p>7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bron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1.159983" calcext:value-type="float">
            <text:p>41.160</text:p>
          </table:table-cell>
          <table:table-cell table:style-name="ce7" office:value-type="float" office:value="-2.498856" calcext:value-type="float">
            <text:p>-2.499</text:p>
          </table:table-cell>
          <table:table-cell office:value-type="float" office:value="1140" calcext:value-type="float">
            <text:p>1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eva del Áng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table:style-name="ce7" office:value-type="float" office:value="37.3697730388995" calcext:value-type="float">
            <text:p>37.370</text:p>
          </table:table-cell>
          <table:table-cell table:style-name="ce7" office:value-type="float" office:value="-4.47897206137583" calcext:value-type="float">
            <text:p>-4.479</text:p>
          </table:table-cell>
          <table:table-cell office:value-type="float" office:value="600" calcext:value-type="float">
            <text:p>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dos II</text:p>
          </table:table-cell>
          <table:table-cell office:value-type="string" calcext:value-type="string">
            <text:p>ARI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303151" calcext:value-type="float">
            <text:p>40.303</text:p>
          </table:table-cell>
          <table:table-cell table:style-name="ce7" office:value-type="float" office:value="-3.522877" calcext:value-type="float">
            <text:p>-3.523</text:p>
          </table:table-cell>
          <table:table-cell office:value-type="float" office:value="530" calcext:value-type="float">
            <text:p>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ana del Zamborino</text:p>
          </table:table-cell>
          <table:table-cell office:value-type="string" calcext:value-type="string">
            <text:p>SDZ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7.387955" calcext:value-type="float">
            <text:p>37.388</text:p>
          </table:table-cell>
          <table:table-cell table:style-name="ce7" office:value-type="float" office:value="-3.114941" calcext:value-type="float">
            <text:p>-3.115</text:p>
          </table:table-cell>
          <table:table-cell office:value-type="float" office:value="990" calcext:value-type="float">
            <text:p>9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puerca Galeria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3514228189391" calcext:value-type="float">
            <text:p>42.351</text:p>
          </table:table-cell>
          <table:table-cell table:style-name="ce7" office:value-type="float" office:value="-3.51980402628763" calcext:value-type="float">
            <text:p>-3.52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a de los Huesos</text:p>
          </table:table-cell>
          <table:table-cell office:value-type="string" calcext:value-type="string">
            <text:p>SIMH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3463496408669" calcext:value-type="float">
            <text:p>42.346</text:p>
          </table:table-cell>
          <table:table-cell table:style-name="ce7" office:value-type="float" office:value="-3.51564952725809" calcext:value-type="float">
            <text:p>-3.516</text:p>
          </table:table-cell>
          <table:table-cell office:value-type="float" office:value="1010" calcext:value-type="float">
            <text:p>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otillo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1610763071268" calcext:value-type="float">
            <text:p>39.161</text:p>
          </table:table-cell>
          <table:table-cell table:style-name="ce7" office:value-type="float" office:value="-4.02092346660998" calcext:value-type="float">
            <text:p>-4.021</text:p>
          </table:table-cell>
          <table:table-cell office:value-type="float" office:value="635" calcext:value-type="float">
            <text:p>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bo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1211373200567" calcext:value-type="float">
            <text:p>42.121</text:p>
          </table:table-cell>
          <table:table-cell table:style-name="ce7" office:value-type="float" office:value="-8.28166488409441" calcext:value-type="float">
            <text:p>-8.28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o Maior</text:p>
          </table:table-cell>
          <table:table-cell office:value-type="string" calcext:value-type="string">
            <text:p>PMA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0739475860892" calcext:value-type="float">
            <text:p>42.074</text:p>
          </table:table-cell>
          <table:table-cell table:style-name="ce7" office:value-type="float" office:value="-8.42768230973639" calcext:value-type="float">
            <text:p>-8.42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4267259338269" calcext:value-type="float">
            <text:p>39.427</text:p>
          </table:table-cell>
          <table:table-cell table:style-name="ce7" office:value-type="float" office:value="-6.36873996336785" calcext:value-type="float">
            <text:p>-6.369</text:p>
          </table:table-cell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alá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8.924337678346" calcext:value-type="float">
            <text:p>38.924</text:p>
          </table:table-cell>
          <table:table-cell table:style-name="ce7" office:value-type="float" office:value="-4.02665401928065" calcext:value-type="float">
            <text:p>-4.027</text:p>
          </table:table-cell>
          <table:table-cell office:value-type="float" office:value="580" calcext:value-type="float">
            <text:p>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do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9597435500724" calcext:value-type="float">
            <text:p>39.960</text:p>
          </table:table-cell>
          <table:table-cell table:style-name="ce7" office:value-type="float" office:value="-3.87006147871691" calcext:value-type="float">
            <text:p>-3.870</text:p>
          </table:table-cell>
          <table:table-cell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uta da Aroeira</text:p>
          </table:table-cell>
          <table:table-cell office:value-type="string" calcext:value-type="string">
            <text:p>ARO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5056846612062" calcext:value-type="float">
            <text:p>39.506</text:p>
          </table:table-cell>
          <table:table-cell table:style-name="ce7" office:value-type="float" office:value="-8.61628817070057" calcext:value-type="float">
            <text:p>-8.616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nte Pino</text:p>
          </table:table-cell>
          <table:table-cell office:value-type="string" calcext:value-type="string">
            <text:p>P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7793742495898" calcext:value-type="float">
            <text:p>39.779</text:p>
          </table:table-cell>
          <table:table-cell table:style-name="ce7" office:value-type="float" office:value="-5.0862197989562" calcext:value-type="float">
            <text:p>-5.086</text:p>
          </table:table-cell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rtalejo</text:p>
          </table:table-cell>
          <table:table-cell office:value-type="string" calcext:value-type="string">
            <text:p>SART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0494977489467" calcext:value-type="float">
            <text:p>40.049</text:p>
          </table:table-cell>
          <table:table-cell table:style-name="ce7" office:value-type="float" office:value="-6.28191197878145" calcext:value-type="float">
            <text:p>-6.282</text:p>
          </table:table-cell>
          <table:table-cell office:value-type="float" office:value="302" calcext:value-type="float">
            <text:p>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Gándaras de Budiño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2.1065584790361" calcext:value-type="float">
            <text:p>42.107</text:p>
          </table:table-cell>
          <table:table-cell table:style-name="ce7" office:value-type="float" office:value="-8.62034873493061" calcext:value-type="float">
            <text:p>-8.62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 do Forno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2440816573961" calcext:value-type="float">
            <text:p>39.244</text:p>
          </table:table-cell>
          <table:table-cell table:style-name="ce7" office:value-type="float" office:value="-8.60382057023918" calcext:value-type="float">
            <text:p>-8.60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al do Azemel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39.6643436052201" calcext:value-type="float">
            <text:p>39.664</text:p>
          </table:table-cell>
          <table:table-cell table:style-name="ce7" office:value-type="float" office:value="-8.82866597464332" calcext:value-type="float">
            <text:p>-8.829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Maya</text:p>
          </table:table-cell>
          <table:table-cell office:value-type="string" calcext:value-type="string">
            <text:p>LMA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7" office:value-type="float" office:value="40.6744230255354" calcext:value-type="float">
            <text:p>40.674</text:p>
          </table:table-cell>
          <table:table-cell table:style-name="ce7" office:value-type="float" office:value="-5.59371373790398" calcext:value-type="float">
            <text:p>-5.594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Castillo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Cave</text:p>
          </table:table-cell>
          <table:table-cell table:style-name="ce9" office:value-type="string" calcext:value-type="string">
            <text:p>Lat.Pleist</text:p>
          </table:table-cell>
          <table:table-cell office:value-type="string" calcext:value-type="string">
            <text:p>Ach</text:p>
          </table:table-cell>
          <table:table-cell office:value-type="float" office:value="43.292" calcext:value-type="float">
            <text:p>43.292</text:p>
          </table:table-cell>
          <table:table-cell office:value-type="float" office:value="-3.965" calcext:value-type="float">
            <text:p>-3.965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 Isidro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Open air</text:p>
          </table:table-cell>
          <table:table-cell table:style-name="ce5"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table:style-name="ce10" office:value-type="float" office:value="40.401" calcext:value-type="float">
            <text:p>40.401</text:p>
          </table:table-cell>
          <table:table-cell office:value-type="float" office:value="-3.725" calcext:value-type="float">
            <text:p>-3.725</text:p>
          </table:table-cell>
          <table:table-cell office:value-type="float" office:value="680" calcext:value-type="float">
            <text:p>68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h-EMP-IP" table:style-name="ta1">
        <table:table-column table:style-name="co3" table:default-cell-style-name="ce5"/>
        <table:table-column table:style-name="co2" table:number-columns-repeated="7" table:default-cell-style-name="ce5"/>
        <table:table-row table:style-name="ro1"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Site.Acronym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eriod</text:p>
          </table:table-cell>
          <table:table-cell table:style-name="ce4" office:value-type="string" calcext:value-type="string">
            <text:p>Lithic.Tech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Altitude.masl</text:p>
          </table:table-cell>
        </table:table-row>
        <table:table-row table:style-name="ro1">
          <table:table-cell office:value-type="string" calcext:value-type="string">
            <text:p>Ventalapedr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Lat.Pleist</text:p>
          </table:table-cell>
          <table:table-cell office:value-type="string" calcext:value-type="string">
            <text:p>EMP</text:p>
          </table:table-cell>
          <table:table-cell office:value-type="float" office:value="-3.406" calcext:value-type="float">
            <text:p>-3.406</text:p>
          </table:table-cell>
          <table:table-cell office:value-type="float" office:value="43.261" calcext:value-type="float">
            <text:p>43.26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tret de Tragó</text:p>
          </table:table-cell>
          <table:table-cell office:value-type="string" calcext:value-type="string">
            <text:p>ETRAG</text:p>
          </table:table-cell>
          <table:table-cell office:value-type="string" calcext:value-type="string">
            <text:p>Rockshelter</text:p>
          </table:table-cell>
          <table:table-cell office:value-type="string" calcext:value-type="string">
            <text:p>Lat.Pleist</text:p>
          </table:table-cell>
          <table:table-cell office:value-type="string" calcext:value-type="string">
            <text:p>EMP</text:p>
          </table:table-cell>
          <table:table-cell office:value-type="float" office:value="0.589" calcext:value-type="float">
            <text:p>0.589</text:p>
          </table:table-cell>
          <table:table-cell office:value-type="float" office:value="41.92" calcext:value-type="float">
            <text:p>41.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as Grajas</text:p>
          </table:table-cell>
          <table:table-cell office:value-type="string" calcext:value-type="string">
            <text:p>GRAJ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Lat.Pleist</text:p>
          </table:table-cell>
          <table:table-cell office:value-type="string" calcext:value-type="string">
            <text:p>EMP</text:p>
          </table:table-cell>
          <table:table-cell office:value-type="float" office:value="-4.388" calcext:value-type="float">
            <text:p>-4.388</text:p>
          </table:table-cell>
          <table:table-cell office:value-type="float" office:value="37.107" calcext:value-type="float">
            <text:p>37.10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Bolomo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0.25" calcext:value-type="float">
            <text:p>-0.25</text:p>
          </table:table-cell>
          <table:table-cell office:value-type="float" office:value="39.059" calcext:value-type="float">
            <text:p>39.0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uesta de la Bajada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1.108" calcext:value-type="float">
            <text:p>-1.108</text:p>
          </table:table-cell>
          <table:table-cell office:value-type="float" office:value="40.365" calcext:value-type="float">
            <text:p>40.36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La Boella</text:p>
          </table:table-cell>
          <table:table-cell office:value-type="string" calcext:value-type="string">
            <text:p>BOEL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office:value-type="float" office:value="1.17" calcext:value-type="float">
            <text:p>1.17</text:p>
          </table:table-cell>
          <table:table-cell office:value-type="float" office:value="41.136" calcext:value-type="float">
            <text:p>41.1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ueva Negra del Estrecho del Río Quípar</text:p>
          </table:table-cell>
          <table:table-cell office:value-type="string" calcext:value-type="string">
            <text:p>CNERQ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ar.Ple.Cal</text:p>
          </table:table-cell>
          <table:table-cell office:value-type="string" calcext:value-type="string">
            <text:p>Ach</text:p>
          </table:table-cell>
          <table:table-cell office:value-type="float" office:value="-1.885" calcext:value-type="float">
            <text:p>-1.885</text:p>
          </table:table-cell>
          <table:table-cell office:value-type="float" office:value="38.037" calcext:value-type="float">
            <text:p>38.03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Atapuerca TD10</text:p>
          </table:table-cell>
          <table:table-cell office:value-type="string" calcext:value-type="string">
            <text:p>TD10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3.52" calcext:value-type="float">
            <text:p>-3.52</text:p>
          </table:table-cell>
          <table:table-cell office:value-type="float" office:value="42.352" calcext:value-type="float">
            <text:p>42.3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brona Sup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2.499" calcext:value-type="float">
            <text:p>-2.499</text:p>
          </table:table-cell>
          <table:table-cell office:value-type="float" office:value="41.16" calcext:value-type="float">
            <text:p>41.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Cueva del Ángel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EMP</text:p>
          </table:table-cell>
          <table:table-cell office:value-type="float" office:value="-4.479" calcext:value-type="float">
            <text:p>-4.479</text:p>
          </table:table-cell>
          <table:table-cell office:value-type="float" office:value="37.37" calcext:value-type="float">
            <text:p>37.3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ridos II</text:p>
          </table:table-cell>
          <table:table-cell office:value-type="string" calcext:value-type="string">
            <text:p>ARI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523" calcext:value-type="float">
            <text:p>-3.523</text:p>
          </table:table-cell>
          <table:table-cell office:value-type="float" office:value="40.303" calcext:value-type="float">
            <text:p>40.30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olana del Zamborino</text:p>
          </table:table-cell>
          <table:table-cell office:value-type="string" calcext:value-type="string">
            <text:p>SDZ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115" calcext:value-type="float">
            <text:p>-3.115</text:p>
          </table:table-cell>
          <table:table-cell office:value-type="float" office:value="37.388" calcext:value-type="float">
            <text:p>37.38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Atapuerca Galeria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52" calcext:value-type="float">
            <text:p>-3.52</text:p>
          </table:table-cell>
          <table:table-cell office:value-type="float" office:value="42.351" calcext:value-type="float">
            <text:p>42.3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ma de los Huesos</text:p>
          </table:table-cell>
          <table:table-cell office:value-type="string" calcext:value-type="string">
            <text:p>SIMH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516" calcext:value-type="float">
            <text:p>-3.516</text:p>
          </table:table-cell>
          <table:table-cell office:value-type="float" office:value="42.346" calcext:value-type="float">
            <text:p>42.34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l Sotillo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4.021" calcext:value-type="float">
            <text:p>-4.021</text:p>
          </table:table-cell>
          <table:table-cell office:value-type="float" office:value="39.161" calcext:value-type="float">
            <text:p>39.16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Arbo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282" calcext:value-type="float">
            <text:p>-8.282</text:p>
          </table:table-cell>
          <table:table-cell office:value-type="float" office:value="42.121" calcext:value-type="float">
            <text:p>42.1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orto Maior</text:p>
          </table:table-cell>
          <table:table-cell office:value-type="string" calcext:value-type="string">
            <text:p>PMAI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428" calcext:value-type="float">
            <text:p>-8.428</text:p>
          </table:table-cell>
          <table:table-cell office:value-type="float" office:value="42.074" calcext:value-type="float">
            <text:p>42.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6.369" calcext:value-type="float">
            <text:p>-6.369</text:p>
          </table:table-cell>
          <table:table-cell office:value-type="float" office:value="39.427" calcext:value-type="float">
            <text:p>39.42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Albalá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4.027" calcext:value-type="float">
            <text:p>-4.027</text:p>
          </table:table-cell>
          <table:table-cell office:value-type="float" office:value="38.924" calcext:value-type="float">
            <text:p>38.92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Pinedo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3.87" calcext:value-type="float">
            <text:p>-3.87</text:p>
          </table:table-cell>
          <table:table-cell office:value-type="float" office:value="39.96" calcext:value-type="float">
            <text:p>39.9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Gruta da Aroeira</text:p>
          </table:table-cell>
          <table:table-cell office:value-type="string" calcext:value-type="string">
            <text:p>ARO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616" calcext:value-type="float">
            <text:p>-8.616</text:p>
          </table:table-cell>
          <table:table-cell office:value-type="float" office:value="39.506" calcext:value-type="float">
            <text:p>39.5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uente Pino</text:p>
          </table:table-cell>
          <table:table-cell office:value-type="string" calcext:value-type="string">
            <text:p>PPIN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5.086" calcext:value-type="float">
            <text:p>-5.086</text:p>
          </table:table-cell>
          <table:table-cell office:value-type="float" office:value="39.779" calcext:value-type="float">
            <text:p>39.77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l Sartalejo</text:p>
          </table:table-cell>
          <table:table-cell office:value-type="string" calcext:value-type="string">
            <text:p>SART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6.282" calcext:value-type="float">
            <text:p>-6.282</text:p>
          </table:table-cell>
          <table:table-cell office:value-type="float" office:value="40.049" calcext:value-type="float">
            <text:p>40.0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s Gándaras de Budiño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62" calcext:value-type="float">
            <text:p>-8.62</text:p>
          </table:table-cell>
          <table:table-cell office:value-type="float" office:value="42.107" calcext:value-type="float">
            <text:p>42.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e do Forno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604" calcext:value-type="float">
            <text:p>-8.604</text:p>
          </table:table-cell>
          <table:table-cell office:value-type="float" office:value="39.244" calcext:value-type="float">
            <text:p>39.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al do Azemel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8.829" calcext:value-type="float">
            <text:p>-8.829</text:p>
          </table:table-cell>
          <table:table-cell office:value-type="float" office:value="39.664" calcext:value-type="float">
            <text:p>39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a Maya</text:p>
          </table:table-cell>
          <table:table-cell office:value-type="string" calcext:value-type="string">
            <text:p>LMAY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5.594" calcext:value-type="float">
            <text:p>-5.594</text:p>
          </table:table-cell>
          <table:table-cell office:value-type="float" office:value="40.674" calcext:value-type="float">
            <text:p>40.67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Ambrona Inferior</text:p>
          </table:table-cell>
          <table:table-cell office:value-type="string" calcext:value-type="string">
            <text:p>AMBINF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2.499" calcext:value-type="float">
            <text:p>-2.499</text:p>
          </table:table-cell>
          <table:table-cell office:value-type="float" office:value="41.16" calcext:value-type="float">
            <text:p>41.1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Torralba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office:value-type="string" calcext:value-type="string">
            <text:p>Ach</text:p>
          </table:table-cell>
          <table:table-cell office:value-type="float" office:value="-2.504" calcext:value-type="float">
            <text:p>-2.504</text:p>
          </table:table-cell>
          <table:table-cell office:value-type="float" office:value="41.138" calcext:value-type="float">
            <text:p>41.13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table:style-name="Default" office:value-type="string" calcext:value-type="string">
            <text:p>San Isidro</text:p>
          </table:table-cell>
          <table:table-cell table:style-name="Default" office:value-type="string" calcext:value-type="string">
            <text:p>SISID</text:p>
          </table:table-cell>
          <table:table-cell table:style-name="Default" office:value-type="string" calcext:value-type="string">
            <text:p>Open air</text:p>
          </table:table-cell>
          <table:table-cell office:value-type="string" calcext:value-type="string">
            <text:p>Mid.Pleist</text:p>
          </table:table-cell>
          <table:table-cell table:style-name="Default" office:value-type="string" calcext:value-type="string">
            <text:p>Ach</text:p>
          </table:table-cell>
          <table:table-cell table:style-name="Default" office:value-type="float" office:value="-3.725" calcext:value-type="float">
            <text:p>-3.725</text:p>
          </table:table-cell>
          <table:table-cell table:style-name="ce10" office:value-type="float" office:value="40.401" calcext:value-type="float">
            <text:p>40.401</text:p>
          </table:table-cell>
          <table:table-cell table:style-name="Default" office:value-type="float" office:value="680" calcext:value-type="float">
            <text:p>680</text:p>
          </table:table-cell>
        </table:table-row>
      </table:table>
      <table:named-expressions>
        <table:named-expression table:name="Excel_BuiltIn__FilterDatabase_1" table:base-cell-address="$'Init-Ach'.$A$1" table:expression="0"/>
        <table:named-expression table:name="Excel_BuiltIn__FilterDatabase_1_1" table:base-cell-address="$'Init-Ach'.$A$1" table:expression="0"/>
        <table:named-expression table:name="Excel_BuiltIn__FilterDatabase_1_1_1" table:base-cell-address="$'Init-Ach'.$A$1" table:expression="0"/>
        <table:named-expression table:name="Excel_BuiltIn__FilterDatabase_1_1_1_1" table:base-cell-address="$'Init-Ach'.$A$1" table:expression="0"/>
        <table:named-expression table:name="Excel_BuiltIn__FilterDatabase_2" table:base-cell-address="$'Init-Ach'.$A$1" table:expression="0"/>
        <table:named-expression table:name="Excel_BuiltIn__FilterDatabase_2_1" table:base-cell-address="$'Init-Ach'.$A$1" table:expression="0"/>
        <table:named-expression table:name="Excel_BuiltIn__FilterDatabase_2_1_1" table:base-cell-address="$'Init-Ach'.$A$1" table:expression="0"/>
        <table:named-expression table:name="Excel_BuiltIn__FilterDatabase_2_1_1_1" table:base-cell-address="$'Init-Ach'.$A$1" table:expression="0"/>
        <table:named-expression table:name="Excel_BuiltIn__FilterDatabase_3" table:base-cell-address="$'Init-Ach'.$A$1" table:expression="0"/>
        <table:named-expression table:name="Excel_BuiltIn__FilterDatabase_3_1" table:base-cell-address="$'Init-Ach'.$A$1" table:expression="0"/>
        <table:named-expression table:name="Excel_BuiltIn__FilterDatabase_3_1_1" table:base-cell-address="$'Init-Ach'.$A$1" table:expression="0"/>
        <table:named-expression table:name="Excel_BuiltIn__FilterDatabase_3_1_1_1" table:base-cell-address="$'Init-Ach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-</number:text>
      <number:number number:decimal-places="0" number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9P2" style:volatile="true">
      <number:text>-</number:text>
      <number:number number:decimal-places="0" number:min-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4">
      <number:number number:decimal-places="7" number:min-decimal-places="7" number:min-integer-digits="1" number:grouping="true"/>
    </number:number-style>
    <number:number-style style:name="N165">
      <number:number number:decimal-places="6" number:min-decimal-places="6" number:min-integer-digits="1" number:grouping="true"/>
    </number:number-style>
    <number:number-style style:name="N166">
      <number:number number:decimal-places="7" number:min-decimal-places="7" number:min-integer-digits="1"/>
    </number:number-style>
    <number:number-style style:name="N167">
      <number:number number:decimal-places="9" number:min-decimal-places="9" number:min-integer-digits="1"/>
    </number:number-style>
    <number:number-style style:name="N168">
      <number:number number:decimal-places="10" number:min-decimal-places="10" number:min-integer-digits="1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8" number:min-decimal-places="8" number:min-integer-digits="1"/>
    </number:number-style>
    <number:number-style style:name="N171">
      <number:number number:decimal-places="6" number:min-decimal-places="6" number:min-integer-digits="1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5P2" style:volatile="true">
      <number:text> </number:text>
      <number:fill-character> </number:fill-character>
      <number:text>-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9P2" style:volatile="true">
      <number:text> </number:text>
      <number:fill-character> </number:fill-character>
      <number:text>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7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1:56:59.0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" style:display-name="PageStyle_Sit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_20_1" style:display-name="PageStyle_Sites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tes_20_2" style:display-name="PageStyle_Sites 2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3" style:display-name="PageStyle_Sheet1 3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4" style:display-name="PageStyle_Sheet1 4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5" style:display-name="PageStyle_Sheet1 5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6" style:display-name="PageStyle_Sheet1 6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TJL</meta:initial-creator>
    <meta:creation-date>2016-08-18T13:39:56Z</meta:creation-date>
    <dc:date>2024-02-06T12:00:05.141000000</dc:date>
    <meta:editing-duration>PT11H21M17S</meta:editing-duration>
    <meta:editing-cycles>33</meta:editing-cycles>
    <meta:document-statistic meta:table-count="3" meta:cell-count="488" meta:object-count="0"/>
  </office:meta>
</office:document-meta>
</file>